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fa6b" officeooo:paragraph-rsid="0001fa6b"/>
    </style:style>
    <style:style style:name="P2" style:family="paragraph" style:parent-style-name="Standard">
      <style:text-properties officeooo:rsid="00020fa0" officeooo:paragraph-rsid="00020fa0"/>
    </style:style>
    <style:style style:name="P3" style:family="paragraph" style:parent-style-name="Standard" style:list-style-name="L1">
      <style:text-properties fo:font-weight="bold" officeooo:rsid="00020fa0" officeooo:paragraph-rsid="00020fa0" style:font-weight-asian="bold" style:font-weight-complex="bold"/>
    </style:style>
    <style:style style:name="P4" style:family="paragraph" style:parent-style-name="Standard" style:list-style-name="L1">
      <style:text-properties officeooo:rsid="00020fa0" officeooo:paragraph-rsid="00020fa0"/>
    </style:style>
    <style:style style:name="P5" style:family="paragraph" style:parent-style-name="Standard" style:list-style-name="L1">
      <style:text-properties officeooo:rsid="000a2843" officeooo:paragraph-rsid="000a2843"/>
    </style:style>
    <style:style style:name="P6" style:family="paragraph" style:parent-style-name="Standard" style:list-style-name="L1">
      <style:text-properties officeooo:rsid="000a7c34" officeooo:paragraph-rsid="000a7c34"/>
    </style:style>
    <style:style style:name="P7" style:family="paragraph" style:parent-style-name="Standard" style:list-style-name="L1">
      <style:text-properties officeooo:rsid="000d9a1a" officeooo:paragraph-rsid="000d9a1a"/>
    </style:style>
    <style:style style:name="P8" style:family="paragraph" style:parent-style-name="Standard" style:list-style-name="L1">
      <style:text-properties officeooo:rsid="000b5235" officeooo:paragraph-rsid="000b5235"/>
    </style:style>
    <style:style style:name="P9" style:family="paragraph" style:parent-style-name="Standard" style:list-style-name="L1">
      <style:text-properties officeooo:rsid="0006bdd2" officeooo:paragraph-rsid="0006bdd2"/>
    </style:style>
    <style:style style:name="P10" style:family="paragraph" style:parent-style-name="Standard" style:list-style-name="L1">
      <style:text-properties officeooo:rsid="0003dc03" officeooo:paragraph-rsid="0003dc03"/>
    </style:style>
    <style:style style:name="P11" style:family="paragraph" style:parent-style-name="Standard" style:list-style-name="L1">
      <style:text-properties officeooo:rsid="000c547c" officeooo:paragraph-rsid="000c547c"/>
    </style:style>
    <style:style style:name="P12" style:family="paragraph" style:parent-style-name="Standard" style:list-style-name="L1">
      <style:text-properties officeooo:rsid="00073872" officeooo:paragraph-rsid="00073872"/>
    </style:style>
    <style:style style:name="P13" style:family="paragraph" style:parent-style-name="Standard" style:list-style-name="L2">
      <style:text-properties officeooo:paragraph-rsid="0001fa6b"/>
    </style:style>
    <style:style style:name="P14" style:family="paragraph" style:parent-style-name="Standard">
      <style:text-properties officeooo:paragraph-rsid="0001fa6b"/>
    </style:style>
    <style:style style:name="T1" style:family="text">
      <style:text-properties officeooo:rsid="00051df9"/>
    </style:style>
    <style:style style:name="T2" style:family="text">
      <style:text-properties officeooo:rsid="00083e6a"/>
    </style:style>
    <style:style style:name="T3" style:family="text">
      <style:text-properties officeooo:rsid="0001fa6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Liste :</text:p>
      <text:list text:style-name="L1">
        <text:list-item>
          <text:p text:style-name="P3">Mory</text:p>
          <text:list>
            <text:list-item>
              <text:p text:style-name="P4">Contexte</text:p>
            </text:list-item>
            <text:list-item>
              <text:p text:style-name="P4">Block</text:p>
            </text:list-item>
            <text:list-item>
              <text:p text:style-name="P4">Block Interne</text:p>
            </text:list-item>
            <text:list-item>
              <text:p text:style-name="P4">Scénario sysT</text:p>
            </text:list-item>
            <text:list-item>
              <text:p text:style-name="P5">Requirement SysT</text:p>
            </text:list-item>
            <text:list-item>
              <text:p text:style-name="P6">UC IHM2</text:p>
            </text:list-item>
            <text:list-item>
              <text:p text:style-name="P6">UC SysA2</text:p>
            </text:list-item>
            <text:list-item>
              <text:p text:style-name="P6">UC SysT</text:p>
            </text:list-item>
            <text:list-item>
              <text:p text:style-name="P7">Preparation revue</text:p>
            </text:list-item>
            <text:list-item>
              <text:p text:style-name="P7">Plannification</text:p>
            </text:list-item>
          </text:list>
        </text:list-item>
        <text:list-item>
          <text:p text:style-name="P3">Nathan</text:p>
          <text:list>
            <text:list-item>
              <text:p text:style-name="P4">Scénario BDD</text:p>
            </text:list-item>
            <text:list-item>
              <text:p text:style-name="P4">Scénario sys acq</text:p>
            </text:list-item>
            <text:list-item>
              <text:p text:style-name="P6">UC BDD</text:p>
            </text:list-item>
            <text:list-item>
              <text:p text:style-name="P6">UC Acquisition</text:p>
            </text:list-item>
            <text:list-item>
              <text:p text:style-name="P8">Dossier technique</text:p>
            </text:list-item>
          </text:list>
        </text:list-item>
        <text:list-item>
          <text:p text:style-name="P3">Fabien</text:p>
          <text:list>
            <text:list-item>
              <text:p text:style-name="P4">Scénario IHM</text:p>
            </text:list-item>
            <text:list-item>
              <text:p text:style-name="P9">Requirement IHM</text:p>
            </text:list-item>
            <text:list-item>
              <text:p text:style-name="P6">UC BDD</text:p>
            </text:list-item>
            <text:list-item>
              <text:p text:style-name="P6">UC IHM1</text:p>
            </text:list-item>
            <text:list-item>
              <text:p text:style-name="P6">UC IHM2</text:p>
            </text:list-item>
            <text:list-item>
              <text:p text:style-name="P6">UC SysA1</text:p>
            </text:list-item>
            <text:list-item>
              <text:p text:style-name="P6">UC SysA2</text:p>
            </text:list-item>
            <text:list-item>
              <text:p text:style-name="P6">UC SysT1 2 3</text:p>
            </text:list-item>
          </text:list>
        </text:list-item>
        <text:list-item>
          <text:p text:style-name="P3">Anass</text:p>
          <text:list>
            <text:list-item>
              <text:p text:style-name="P4">D<text:span text:style-name="T1">F</text:span>astER</text:p>
            </text:list-item>
            <text:list-item>
              <text:p text:style-name="P10">Scénario Déplacement</text:p>
            </text:list-item>
            <text:list-item>
              <text:p text:style-name="P9">Requirement Déplacement</text:p>
            </text:list-item>
            <text:list-item>
              <text:p text:style-name="P5">Requirement deplacement</text:p>
            </text:list-item>
            <text:list-item>
              <text:p text:style-name="P6">UC Deplacement</text:p>
            </text:list-item>
            <text:list-item>
              <text:p text:style-name="P11">Journal de Bord 5</text:p>
            </text:list-item>
          </text:list>
        </text:list-item>
        <text:list-item>
          <text:p text:style-name="P3">Thomas</text:p>
          <text:list>
            <text:list-item>
              <text:p text:style-name="P4">DFastER</text:p>
            </text:list-item>
            <text:list-item>
              <text:p text:style-name="P4">Scénario Robot</text:p>
            </text:list-item>
            <text:list-item>
              <text:p text:style-name="P9">Requirement Comm<text:span text:style-name="T2">unication</text:span></text:p>
            </text:list-item>
            <text:list-item>
              <text:p text:style-name="P12">Requirement Orientation</text:p>
            </text:list-item>
            <text:list-item>
              <text:p text:style-name="P5">Requirement Geolocalisation</text:p>
            </text:list-item>
            <text:list-item>
              <text:p text:style-name="P6">UC Robot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HM :</text:p>
      <text:list text:style-name="L2">
        <text:list-item>
          <text:p text:style-name="P13"><text:span text:style-name="T3">HTML, site Apache2, https</text:span></text:p>
        </text:list-item>
      </text:list>
      <text:p text:style-name="P14"/>
      <text:p text:style-name="P14"><text:soft-page-break/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1T09:21:55.993000000</meta:creation-date>
    <dc:date>2025-01-31T11:10:16.446000000</dc:date>
    <meta:editing-duration>PT1H38M1S</meta:editing-duration>
    <meta:editing-cycles>11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43" meta:word-count="124" meta:character-count="561" meta:non-whitespace-character-count="521"/>
  </office:meta>
</office:document-meta>
</file>